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15.19mm"/>
    </style:style>
    <style:style style:name="co3" style:family="table-column">
      <style:table-column-properties fo:break-before="auto" style:column-width="2.98mm"/>
    </style:style>
    <style:style style:name="co4" style:family="table-column">
      <style:table-column-properties fo:break-before="auto" style:column-width="33.13mm"/>
    </style:style>
    <style:style style:name="co5" style:family="table-column">
      <style:table-column-properties fo:break-before="auto" style:column-width="1.98mm"/>
    </style:style>
    <style:style style:name="co6" style:family="table-column">
      <style:table-column-properties fo:break-before="auto" style:column-width="7.71mm"/>
    </style:style>
    <style:style style:name="co7" style:family="table-column">
      <style:table-column-properties fo:break-before="auto" style:column-width="17.9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9.86mm" fo:break-before="auto" style:use-optimal-row-height="false"/>
    </style:style>
    <style:style style:name="ro4" style:family="table-row">
      <style:table-row-properties style:row-height="3.7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8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3" style:family="table-cell" style:parent-style-name="Default" style:data-style-name="N18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4" style:family="table-cell" style:parent-style-name="Default" style:data-style-name="N18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8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0" style:family="table-cell" style:parent-style-name="Default" style:data-style-name="N184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1" style:family="table-cell" style:parent-style-name="Default" style:data-style-name="N18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 style:data-style-name="N18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4" style:family="table-cell" style:parent-style-name="Default" style:data-style-name="N18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5" style:family="table-cell" style:parent-style-name="Default" style:data-style-name="N18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19"/>
        <table:table-column table:style-name="co4" table:number-columns-repeated="7" table:default-cell-style-name="ce27"/>
        <table:table-column table:style-name="co5" table:default-cell-style-name="ce27"/>
        <table:table-column table:style-name="co6" table:default-cell-style-name="ce27"/>
        <table:table-column table:style-name="co7" table:number-columns-repeated="245" table:default-cell-style-name="ce27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10-11 電力消費</text:p>
          </table:table-cell>
          <table:covered-table-cell table:number-columns-repeated="9" table:style-name="ce9"/>
          <table:table-cell table:style-name="ce36" table:number-columns-repeated="1014"/>
        </table:table-row>
        <table:table-row table:style-name="ro2">
          <table:table-cell table:style-name="ce2"/>
          <table:table-cell table:style-name="ce10" table:number-columns-repeated="2"/>
          <table:table-cell table:style-name="ce20"/>
          <table:table-cell table:style-name="ce10" table:number-columns-repeated="5"/>
          <table:table-cell table:style-name="ce32" office:value-type="string" calcext:value-type="string">
            <text:p>單位：千度</text:p>
          </table:table-cell>
          <table:table-cell table:style-name="ce37" table:number-columns-repeated="1014"/>
        </table:table-row>
        <table:table-row table:style-name="ro3">
          <table:table-cell table:style-name="ce3" office:value-type="string" calcext:value-type="string" table:number-columns-spanned="3" table:number-rows-spanned="1">
            <text:p>年　　　月</text:p>
          </table:table-cell>
          <table:covered-table-cell table:number-columns-repeated="2" table:style-name="ce11"/>
          <table:table-cell table:style-name="ce21" office:value-type="string" calcext:value-type="string">
            <text:p>合計</text:p>
          </table:table-cell>
          <table:table-cell table:style-name="ce28" office:value-type="string" calcext:value-type="string">
            <text:p>能源部門自用</text:p>
          </table:table-cell>
          <table:table-cell table:style-name="ce28" office:value-type="string" calcext:value-type="string">
            <text:p>工業部門</text:p>
          </table:table-cell>
          <table:table-cell table:style-name="ce28" office:value-type="string" calcext:value-type="string">
            <text:p>運輸部門</text:p>
          </table:table-cell>
          <table:table-cell table:style-name="ce28" office:value-type="string" calcext:value-type="string">
            <text:p>農業部門</text:p>
          </table:table-cell>
          <table:table-cell table:style-name="ce28" office:value-type="string" calcext:value-type="string">
            <text:p>服務業部門</text:p>
          </table:table-cell>
          <table:table-cell table:style-name="ce28" office:value-type="string" calcext:value-type="string">
            <text:p>住宅部門</text:p>
          </table:table-cell>
          <table:table-cell table:style-name="ce37" table:number-columns-repeated="1014"/>
        </table:table-row>
        <table:table-row table:style-name="ro4">
          <table:table-cell table:style-name="ce4" office:value-type="string" calcext:value-type="string">
            <text:p>民國 91年</text:p>
          </table:table-cell>
          <table:table-cell table:style-name="ce12"/>
          <table:table-cell table:style-name="ce16"/>
          <table:table-cell table:style-name="ce22" office:value-type="float" office:value="190257702.52869" calcext:value-type="float">
            <text:p><text:s/>190,257,703 <text:s/></text:p>
          </table:table-cell>
          <table:table-cell table:style-name="ce29" office:value-type="float" office:value="18123360.759" calcext:value-type="float">
            <text:p><text:s/>18,123,361 <text:s/></text:p>
          </table:table-cell>
          <table:table-cell table:style-name="ce29" office:value-type="float" office:value="94030806.63269" calcext:value-type="float">
            <text:p><text:s/>94,030,807 <text:s/></text:p>
          </table:table-cell>
          <table:table-cell table:style-name="ce29" office:value-type="float" office:value="474577.578" calcext:value-type="float">
            <text:p><text:s/>474,578 <text:s/></text:p>
          </table:table-cell>
          <table:table-cell table:style-name="ce29" office:value-type="float" office:value="2326157.861" calcext:value-type="float">
            <text:p><text:s/>2,326,158 <text:s/></text:p>
          </table:table-cell>
          <table:table-cell table:style-name="ce29" office:value-type="float" office:value="38111843.176" calcext:value-type="float">
            <text:p><text:s/>38,111,843 <text:s/></text:p>
          </table:table-cell>
          <table:table-cell table:style-name="ce33" office:value-type="float" office:value="37190956.522" calcext:value-type="float">
            <text:p><text:s/>37,190,957 <text:s/>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民國 92年</text:p>
          </table:table-cell>
          <table:table-cell table:style-name="ce13"/>
          <table:table-cell table:style-name="ce17"/>
          <table:table-cell table:style-name="ce23" office:value-type="float" office:value="200464607.685" calcext:value-type="float">
            <text:p><text:s/>200,464,608 <text:s/></text:p>
          </table:table-cell>
          <table:table-cell table:style-name="ce30" office:value-type="float" office:value="19247449.537" calcext:value-type="float">
            <text:p><text:s/>19,247,450 <text:s/></text:p>
          </table:table-cell>
          <table:table-cell table:style-name="ce30" office:value-type="float" office:value="99274227.893" calcext:value-type="float">
            <text:p><text:s/>99,274,228 <text:s/></text:p>
          </table:table-cell>
          <table:table-cell table:style-name="ce30" office:value-type="float" office:value="464604.45" calcext:value-type="float">
            <text:p><text:s/>464,604 <text:s/></text:p>
          </table:table-cell>
          <table:table-cell table:style-name="ce30" office:value-type="float" office:value="2430168.51" calcext:value-type="float">
            <text:p><text:s/>2,430,169 <text:s/></text:p>
          </table:table-cell>
          <table:table-cell table:style-name="ce30" office:value-type="float" office:value="39947800.791" calcext:value-type="float">
            <text:p><text:s/>39,947,801 <text:s/></text:p>
          </table:table-cell>
          <table:table-cell table:style-name="ce34" office:value-type="float" office:value="39100356.504" calcext:value-type="float">
            <text:p><text:s/>39,100,357 <text:s/>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民國 93年</text:p>
          </table:table-cell>
          <table:table-cell table:style-name="ce13"/>
          <table:table-cell table:style-name="ce17"/>
          <table:table-cell table:style-name="ce23" office:value-type="float" office:value="209889229.479" calcext:value-type="float">
            <text:p><text:s/>209,889,229 <text:s/></text:p>
          </table:table-cell>
          <table:table-cell table:style-name="ce30" office:value-type="float" office:value="18937979.68" calcext:value-type="float">
            <text:p><text:s/>18,937,980 <text:s/></text:p>
          </table:table-cell>
          <table:table-cell table:style-name="ce30" office:value-type="float" office:value="106544762.309" calcext:value-type="float">
            <text:p><text:s/>106,544,762 <text:s/></text:p>
          </table:table-cell>
          <table:table-cell table:style-name="ce30" office:value-type="float" office:value="518541.237" calcext:value-type="float">
            <text:p><text:s/>518,541 <text:s/></text:p>
          </table:table-cell>
          <table:table-cell table:style-name="ce30" office:value-type="float" office:value="2510736.511" calcext:value-type="float">
            <text:p><text:s/>2,510,737 <text:s/></text:p>
          </table:table-cell>
          <table:table-cell table:style-name="ce30" office:value-type="float" office:value="41789118.372" calcext:value-type="float">
            <text:p><text:s/>41,789,118 <text:s/></text:p>
          </table:table-cell>
          <table:table-cell table:style-name="ce34" office:value-type="float" office:value="39588091.37" calcext:value-type="float">
            <text:p><text:s/>39,588,091 <text:s/>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民國 94年</text:p>
          </table:table-cell>
          <table:table-cell table:style-name="ce13"/>
          <table:table-cell table:style-name="ce17"/>
          <table:table-cell table:style-name="ce23" office:value-type="float" office:value="218457518.926" calcext:value-type="float">
            <text:p><text:s/>218,457,519 <text:s/></text:p>
          </table:table-cell>
          <table:table-cell table:style-name="ce30" office:value-type="float" office:value="19551028.101" calcext:value-type="float">
            <text:p><text:s/>19,551,028 <text:s/></text:p>
          </table:table-cell>
          <table:table-cell table:style-name="ce30" office:value-type="float" office:value="109492680.77" calcext:value-type="float">
            <text:p><text:s/>109,492,681 <text:s/></text:p>
          </table:table-cell>
          <table:table-cell table:style-name="ce30" office:value-type="float" office:value="563783.044" calcext:value-type="float">
            <text:p><text:s/>563,783 <text:s/></text:p>
          </table:table-cell>
          <table:table-cell table:style-name="ce30" office:value-type="float" office:value="2489595.537" calcext:value-type="float">
            <text:p><text:s/>2,489,596 <text:s/></text:p>
          </table:table-cell>
          <table:table-cell table:style-name="ce30" office:value-type="float" office:value="44054888.887" calcext:value-type="float">
            <text:p><text:s/>44,054,889 <text:s/></text:p>
          </table:table-cell>
          <table:table-cell table:style-name="ce34" office:value-type="float" office:value="42305542.587" calcext:value-type="float">
            <text:p><text:s/>42,305,543 <text:s/>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民國 95年</text:p>
          </table:table-cell>
          <table:table-cell table:style-name="ce13"/>
          <table:table-cell table:style-name="ce17"/>
          <table:table-cell table:style-name="ce23" office:value-type="float" office:value="225966776.028" calcext:value-type="float">
            <text:p><text:s/>225,966,776 <text:s/></text:p>
          </table:table-cell>
          <table:table-cell table:style-name="ce30" office:value-type="float" office:value="20251215.331" calcext:value-type="float">
            <text:p><text:s/>20,251,215 <text:s/></text:p>
          </table:table-cell>
          <table:table-cell table:style-name="ce30" office:value-type="float" office:value="114501084.791" calcext:value-type="float">
            <text:p><text:s/>114,501,085 <text:s/></text:p>
          </table:table-cell>
          <table:table-cell table:style-name="ce30" office:value-type="float" office:value="593076.178" calcext:value-type="float">
            <text:p><text:s/>593,076 <text:s/></text:p>
          </table:table-cell>
          <table:table-cell table:style-name="ce30" office:value-type="float" office:value="2601903.368" calcext:value-type="float">
            <text:p><text:s/>2,601,903 <text:s/></text:p>
          </table:table-cell>
          <table:table-cell table:style-name="ce30" office:value-type="float" office:value="45555292.822" calcext:value-type="float">
            <text:p><text:s/>45,555,293 <text:s/></text:p>
          </table:table-cell>
          <table:table-cell table:style-name="ce34" office:value-type="float" office:value="42464203.538" calcext:value-type="float">
            <text:p><text:s/>42,464,204 <text:s/>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民國 96年</text:p>
          </table:table-cell>
          <table:table-cell table:style-name="ce13"/>
          <table:table-cell table:style-name="ce17"/>
          <table:table-cell table:style-name="ce23" office:value-type="float" office:value="233482685.721" calcext:value-type="float">
            <text:p><text:s/>233,482,686 <text:s/></text:p>
          </table:table-cell>
          <table:table-cell table:style-name="ce30" office:value-type="float" office:value="20767382.346" calcext:value-type="float">
            <text:p><text:s/>20,767,382 <text:s/></text:p>
          </table:table-cell>
          <table:table-cell table:style-name="ce30" office:value-type="float" office:value="120418581.014" calcext:value-type="float">
            <text:p><text:s/>120,418,581 <text:s/></text:p>
          </table:table-cell>
          <table:table-cell table:style-name="ce30" office:value-type="float" office:value="873294.442" calcext:value-type="float">
            <text:p><text:s/>873,294 <text:s/></text:p>
          </table:table-cell>
          <table:table-cell table:style-name="ce30" office:value-type="float" office:value="2619553.013" calcext:value-type="float">
            <text:p><text:s/>2,619,553 <text:s/></text:p>
          </table:table-cell>
          <table:table-cell table:style-name="ce30" office:value-type="float" office:value="45680734.125" calcext:value-type="float">
            <text:p><text:s/>45,680,734 <text:s/></text:p>
          </table:table-cell>
          <table:table-cell table:style-name="ce34" office:value-type="float" office:value="43123140.781" calcext:value-type="float">
            <text:p><text:s/>43,123,141 <text:s/>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民國 97年</text:p>
          </table:table-cell>
          <table:table-cell table:style-name="ce13"/>
          <table:table-cell table:style-name="ce17"/>
          <table:table-cell table:style-name="ce23" office:value-type="float" office:value="229685921.873" calcext:value-type="float">
            <text:p><text:s/>229,685,922 <text:s/></text:p>
          </table:table-cell>
          <table:table-cell table:style-name="ce30" office:value-type="float" office:value="19563025.074" calcext:value-type="float">
            <text:p><text:s/>19,563,025 <text:s/></text:p>
          </table:table-cell>
          <table:table-cell table:style-name="ce30" office:value-type="float" office:value="118114146.148" calcext:value-type="float">
            <text:p><text:s/>118,114,146 <text:s/></text:p>
          </table:table-cell>
          <table:table-cell table:style-name="ce30" office:value-type="float" office:value="1140516.348" calcext:value-type="float">
            <text:p><text:s/>1,140,516 <text:s/></text:p>
          </table:table-cell>
          <table:table-cell table:style-name="ce30" office:value-type="float" office:value="2600288.252" calcext:value-type="float">
            <text:p><text:s/>2,600,288 <text:s/></text:p>
          </table:table-cell>
          <table:table-cell table:style-name="ce30" office:value-type="float" office:value="45580956.2238" calcext:value-type="float">
            <text:p><text:s/>45,580,956 <text:s/></text:p>
          </table:table-cell>
          <table:table-cell table:style-name="ce34" office:value-type="float" office:value="42686989.8272" calcext:value-type="float">
            <text:p><text:s/>42,686,990 <text:s/>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民國 98年</text:p>
          </table:table-cell>
          <table:table-cell table:style-name="ce13"/>
          <table:table-cell table:style-name="ce17"/>
          <table:table-cell table:style-name="ce23" office:value-type="float" office:value="220714975.893" calcext:value-type="float">
            <text:p><text:s/>220,714,976 <text:s/></text:p>
          </table:table-cell>
          <table:table-cell table:style-name="ce30" office:value-type="float" office:value="19032906.252" calcext:value-type="float">
            <text:p><text:s/>19,032,906 <text:s/></text:p>
          </table:table-cell>
          <table:table-cell table:style-name="ce30" office:value-type="float" office:value="110731692.905" calcext:value-type="float">
            <text:p><text:s/>110,731,693 <text:s/></text:p>
          </table:table-cell>
          <table:table-cell table:style-name="ce30" office:value-type="float" office:value="1148381.735" calcext:value-type="float">
            <text:p><text:s/>1,148,382 <text:s/></text:p>
          </table:table-cell>
          <table:table-cell table:style-name="ce30" office:value-type="float" office:value="2581999.399" calcext:value-type="float">
            <text:p><text:s/>2,581,999 <text:s/></text:p>
          </table:table-cell>
          <table:table-cell table:style-name="ce30" office:value-type="float" office:value="44152600.3138" calcext:value-type="float">
            <text:p><text:s/>44,152,600 <text:s/></text:p>
          </table:table-cell>
          <table:table-cell table:style-name="ce34" office:value-type="float" office:value="43067395.2882" calcext:value-type="float">
            <text:p><text:s/>43,067,395 <text:s/>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民國 99年</text:p>
          </table:table-cell>
          <table:table-cell table:style-name="ce13"/>
          <table:table-cell table:style-name="ce17"/>
          <table:table-cell table:style-name="ce23" office:value-type="float" office:value="237407282.258" calcext:value-type="float">
            <text:p><text:s/>237,407,282 <text:s/></text:p>
          </table:table-cell>
          <table:table-cell table:style-name="ce30" office:value-type="float" office:value="19024540.269" calcext:value-type="float">
            <text:p><text:s/>19,024,540 <text:s/></text:p>
          </table:table-cell>
          <table:table-cell table:style-name="ce30" office:value-type="float" office:value="125247188.22" calcext:value-type="float">
            <text:p><text:s/>125,247,188 <text:s/></text:p>
          </table:table-cell>
          <table:table-cell table:style-name="ce30" office:value-type="float" office:value="1194087.894" calcext:value-type="float">
            <text:p><text:s/>1,194,088 <text:s/></text:p>
          </table:table-cell>
          <table:table-cell table:style-name="ce30" office:value-type="float" office:value="2615543.806" calcext:value-type="float">
            <text:p><text:s/>2,615,544 <text:s/></text:p>
          </table:table-cell>
          <table:table-cell table:style-name="ce30" office:value-type="float" office:value="45898132.58" calcext:value-type="float">
            <text:p><text:s/>45,898,133 <text:s/></text:p>
          </table:table-cell>
          <table:table-cell table:style-name="ce34" office:value-type="float" office:value="43427789.489" calcext:value-type="float">
            <text:p><text:s/>43,427,789 <text:s/>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民國100年</text:p>
          </table:table-cell>
          <table:table-cell table:style-name="ce13"/>
          <table:table-cell table:style-name="ce17"/>
          <table:table-cell table:style-name="ce23" office:value-type="float" office:value="242086251.447" calcext:value-type="float">
            <text:p><text:s/>242,086,251 <text:s/></text:p>
          </table:table-cell>
          <table:table-cell table:style-name="ce30" office:value-type="float" office:value="19042673.351" calcext:value-type="float">
            <text:p><text:s/>19,042,673 <text:s/></text:p>
          </table:table-cell>
          <table:table-cell table:style-name="ce30" office:value-type="float" office:value="128883142.199" calcext:value-type="float">
            <text:p><text:s/>128,883,142 <text:s/></text:p>
          </table:table-cell>
          <table:table-cell table:style-name="ce30" office:value-type="float" office:value="1243578.041" calcext:value-type="float">
            <text:p><text:s/>1,243,578 <text:s/></text:p>
          </table:table-cell>
          <table:table-cell table:style-name="ce30" office:value-type="float" office:value="2726063.907" calcext:value-type="float">
            <text:p><text:s/>2,726,064 <text:s/></text:p>
          </table:table-cell>
          <table:table-cell table:style-name="ce30" office:value-type="float" office:value="45771903.7588" calcext:value-type="float">
            <text:p><text:s/>45,771,904 <text:s/></text:p>
          </table:table-cell>
          <table:table-cell table:style-name="ce34" office:value-type="float" office:value="44418890.1902" calcext:value-type="float">
            <text:p><text:s/>44,418,890 <text:s/>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民國101年</text:p>
          </table:table-cell>
          <table:table-cell table:style-name="ce13"/>
          <table:table-cell table:style-name="ce17"/>
          <table:table-cell table:style-name="ce23" office:value-type="float" office:value="241111608.301" calcext:value-type="float">
            <text:p><text:s/>241,111,608 <text:s/></text:p>
          </table:table-cell>
          <table:table-cell table:style-name="ce30" office:value-type="float" office:value="18641839.167" calcext:value-type="float">
            <text:p><text:s/>18,641,839 <text:s/></text:p>
          </table:table-cell>
          <table:table-cell table:style-name="ce30" office:value-type="float" office:value="129521054.442" calcext:value-type="float">
            <text:p><text:s/>129,521,054 <text:s/></text:p>
          </table:table-cell>
          <table:table-cell table:style-name="ce30" office:value-type="float" office:value="1269231.87" calcext:value-type="float">
            <text:p><text:s/>1,269,232 <text:s/></text:p>
          </table:table-cell>
          <table:table-cell table:style-name="ce30" office:value-type="float" office:value="2707874.578" calcext:value-type="float">
            <text:p><text:s/>2,707,875 <text:s/></text:p>
          </table:table-cell>
          <table:table-cell table:style-name="ce30" office:value-type="float" office:value="45739064.8306" calcext:value-type="float">
            <text:p><text:s/>45,739,065 <text:s/></text:p>
          </table:table-cell>
          <table:table-cell table:style-name="ce34" office:value-type="float" office:value="43232543.4134" calcext:value-type="float">
            <text:p><text:s/>43,232,543 <text:s/>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民國102年</text:p>
          </table:table-cell>
          <table:table-cell table:style-name="ce13"/>
          <table:table-cell table:style-name="ce17"/>
          <table:table-cell table:style-name="ce23" office:value-type="float" office:value="245123399.394" calcext:value-type="float">
            <text:p><text:s/>245,123,399 <text:s/></text:p>
          </table:table-cell>
          <table:table-cell table:style-name="ce30" office:value-type="float" office:value="18405795.838" calcext:value-type="float">
            <text:p><text:s/>18,405,796 <text:s/></text:p>
          </table:table-cell>
          <table:table-cell table:style-name="ce30" office:value-type="float" office:value="133214926.17" calcext:value-type="float">
            <text:p><text:s/>133,214,926 <text:s/></text:p>
          </table:table-cell>
          <table:table-cell table:style-name="ce30" office:value-type="float" office:value="1313944.755" calcext:value-type="float">
            <text:p><text:s/>1,313,945 <text:s/></text:p>
          </table:table-cell>
          <table:table-cell table:style-name="ce30" office:value-type="float" office:value="2751220.363" calcext:value-type="float">
            <text:p><text:s/>2,751,220 <text:s/></text:p>
          </table:table-cell>
          <table:table-cell table:style-name="ce30" office:value-type="float" office:value="45863321.5048" calcext:value-type="float">
            <text:p><text:s/>45,863,322 <text:s/></text:p>
          </table:table-cell>
          <table:table-cell table:style-name="ce34" office:value-type="float" office:value="43574190.7632" calcext:value-type="float">
            <text:p><text:s/>43,574,191 <text:s/>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民國103年</text:p>
          </table:table-cell>
          <table:table-cell table:style-name="ce13"/>
          <table:table-cell table:style-name="ce17"/>
          <table:table-cell table:style-name="ce23" office:value-type="float" office:value="251100385.54" calcext:value-type="float">
            <text:p><text:s/>251,100,386 <text:s/></text:p>
          </table:table-cell>
          <table:table-cell table:style-name="ce30" office:value-type="float" office:value="18840964.011" calcext:value-type="float">
            <text:p><text:s/>18,840,964 <text:s/></text:p>
          </table:table-cell>
          <table:table-cell table:style-name="ce30" office:value-type="float" office:value="136414562.712" calcext:value-type="float">
            <text:p><text:s/>136,414,563 <text:s/></text:p>
          </table:table-cell>
          <table:table-cell table:style-name="ce30" office:value-type="float" office:value="1361329.675" calcext:value-type="float">
            <text:p><text:s/>1,361,330 <text:s/></text:p>
          </table:table-cell>
          <table:table-cell table:style-name="ce30" office:value-type="float" office:value="2832935.219" calcext:value-type="float">
            <text:p><text:s/>2,832,935 <text:s/></text:p>
          </table:table-cell>
          <table:table-cell table:style-name="ce30" office:value-type="float" office:value="46468121.1036" calcext:value-type="float">
            <text:p><text:s/>46,468,121 <text:s/></text:p>
          </table:table-cell>
          <table:table-cell table:style-name="ce34" office:value-type="float" office:value="45182472.8194" calcext:value-type="float">
            <text:p><text:s/>45,182,473 <text:s/>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民國104年</text:p>
          </table:table-cell>
          <table:table-cell table:style-name="ce13"/>
          <table:table-cell table:style-name="ce17"/>
          <table:table-cell table:style-name="ce23" office:value-type="float" office:value="250019281.613" calcext:value-type="float">
            <text:p><text:s/>250,019,282 <text:s/></text:p>
          </table:table-cell>
          <table:table-cell table:style-name="ce30" office:value-type="float" office:value="18990192.612" calcext:value-type="float">
            <text:p><text:s/>18,990,193 <text:s/></text:p>
          </table:table-cell>
          <table:table-cell table:style-name="ce30" office:value-type="float" office:value="134700495.904" calcext:value-type="float">
            <text:p><text:s/>134,700,496 <text:s/></text:p>
          </table:table-cell>
          <table:table-cell table:style-name="ce30" office:value-type="float" office:value="1391738.233" calcext:value-type="float">
            <text:p><text:s/>1,391,738 <text:s/></text:p>
          </table:table-cell>
          <table:table-cell table:style-name="ce30" office:value-type="float" office:value="2917081.746" calcext:value-type="float">
            <text:p><text:s/>2,917,082 <text:s/></text:p>
          </table:table-cell>
          <table:table-cell table:style-name="ce30" office:value-type="float" office:value="47137383.2284" calcext:value-type="float">
            <text:p><text:s/>47,137,383 <text:s/></text:p>
          </table:table-cell>
          <table:table-cell table:style-name="ce34" office:value-type="float" office:value="44882389.8896" calcext:value-type="float">
            <text:p><text:s/>44,882,390 <text:s/>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民國105年</text:p>
          </table:table-cell>
          <table:table-cell table:style-name="ce13"/>
          <table:table-cell table:style-name="ce17"/>
          <table:table-cell table:style-name="ce23" office:value-type="float" office:value="255420051.215" calcext:value-type="float">
            <text:p><text:s/>255,420,051 <text:s/></text:p>
          </table:table-cell>
          <table:table-cell table:style-name="ce30" office:value-type="float" office:value="18914704.45" calcext:value-type="float">
            <text:p><text:s/>18,914,704 <text:s/></text:p>
          </table:table-cell>
          <table:table-cell table:style-name="ce30" office:value-type="float" office:value="136890071.513" calcext:value-type="float">
            <text:p><text:s/>136,890,072 <text:s/></text:p>
          </table:table-cell>
          <table:table-cell table:style-name="ce30" office:value-type="float" office:value="1402231.388" calcext:value-type="float">
            <text:p><text:s/>1,402,231 <text:s/></text:p>
          </table:table-cell>
          <table:table-cell table:style-name="ce30" office:value-type="float" office:value="2922726.564" calcext:value-type="float">
            <text:p><text:s/>2,922,727 <text:s/></text:p>
          </table:table-cell>
          <table:table-cell table:style-name="ce30" office:value-type="float" office:value="47957946.507" calcext:value-type="float">
            <text:p><text:s/>47,957,947 <text:s/></text:p>
          </table:table-cell>
          <table:table-cell table:style-name="ce34" office:value-type="float" office:value="47332370.793" calcext:value-type="float">
            <text:p><text:s/>47,332,371 <text:s/>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民國106年</text:p>
          </table:table-cell>
          <table:table-cell table:style-name="ce13"/>
          <table:table-cell table:style-name="ce17"/>
          <table:table-cell table:style-name="ce23" office:value-type="float" office:value="261394647.543" calcext:value-type="float">
            <text:p><text:s/>261,394,648 <text:s/></text:p>
          </table:table-cell>
          <table:table-cell table:style-name="ce30" office:value-type="float" office:value="19852604.425" calcext:value-type="float">
            <text:p><text:s/>19,852,604 <text:s/></text:p>
          </table:table-cell>
          <table:table-cell table:style-name="ce30" office:value-type="float" office:value="141111590.672" calcext:value-type="float">
            <text:p><text:s/>141,111,591 <text:s/></text:p>
          </table:table-cell>
          <table:table-cell table:style-name="ce30" office:value-type="float" office:value="1463759.599" calcext:value-type="float">
            <text:p><text:s/>1,463,760 <text:s/></text:p>
          </table:table-cell>
          <table:table-cell table:style-name="ce30" office:value-type="float" office:value="3036983.302" calcext:value-type="float">
            <text:p><text:s/>3,036,983 <text:s/></text:p>
          </table:table-cell>
          <table:table-cell table:style-name="ce30" office:value-type="float" office:value="48317438.1702" calcext:value-type="float">
            <text:p><text:s/>48,317,438 <text:s/></text:p>
          </table:table-cell>
          <table:table-cell table:style-name="ce34" office:value-type="float" office:value="47612271.3748" calcext:value-type="float">
            <text:p><text:s/>47,612,271 <text:s/>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民國107年</text:p>
          </table:table-cell>
          <table:table-cell table:style-name="ce13"/>
          <table:table-cell table:style-name="ce17"/>
          <table:table-cell table:style-name="ce23" office:value-type="float" office:value="266568171.167" calcext:value-type="float">
            <text:p><text:s/>266,568,171 <text:s/></text:p>
          </table:table-cell>
          <table:table-cell table:style-name="ce30" office:value-type="float" office:value="19177968.226" calcext:value-type="float">
            <text:p><text:s/>19,177,968 <text:s/></text:p>
          </table:table-cell>
          <table:table-cell table:style-name="ce30" office:value-type="float" office:value="148961269.831" calcext:value-type="float">
            <text:p><text:s/>148,961,270 <text:s/></text:p>
          </table:table-cell>
          <table:table-cell table:style-name="ce30" office:value-type="float" office:value="1469167.222" calcext:value-type="float">
            <text:p><text:s/>1,469,167 <text:s/></text:p>
          </table:table-cell>
          <table:table-cell table:style-name="ce30" office:value-type="float" office:value="2960827.481" calcext:value-type="float">
            <text:p><text:s/>2,960,827 <text:s/></text:p>
          </table:table-cell>
          <table:table-cell table:style-name="ce30" office:value-type="float" office:value="47119630.6732" calcext:value-type="float">
            <text:p><text:s/>47,119,631 <text:s/></text:p>
          </table:table-cell>
          <table:table-cell table:style-name="ce34" office:value-type="float" office:value="46879307.7338" calcext:value-type="float">
            <text:p><text:s/>46,879,308 <text:s/></text:p>
          </table:table-cell>
          <table:table-cell table:number-columns-repeated="1014"/>
        </table:table-row>
        <table:table-row table:style-name="ro4">
          <table:table-cell table:style-name="ce5" office:value-type="string" calcext:value-type="string">
            <text:p>民國108年</text:p>
          </table:table-cell>
          <table:table-cell table:style-name="ce13"/>
          <table:table-cell table:style-name="ce17"/>
          <table:table-cell table:style-name="ce23" office:value-type="float" office:value="265720014.257" calcext:value-type="float">
            <text:p><text:s/>265,720,014 <text:s/></text:p>
          </table:table-cell>
          <table:table-cell table:style-name="ce30" office:value-type="float" office:value="19574624.534" calcext:value-type="float">
            <text:p><text:s/>19,574,625 <text:s/></text:p>
          </table:table-cell>
          <table:table-cell table:style-name="ce30" office:value-type="float" office:value="147675110.483" calcext:value-type="float">
            <text:p><text:s/>147,675,110 <text:s/></text:p>
          </table:table-cell>
          <table:table-cell table:style-name="ce30" office:value-type="float" office:value="1499115.065" calcext:value-type="float">
            <text:p><text:s/>1,499,115 <text:s/></text:p>
          </table:table-cell>
          <table:table-cell table:style-name="ce30" office:value-type="float" office:value="3045261.682" calcext:value-type="float">
            <text:p><text:s/>3,045,262 <text:s/></text:p>
          </table:table-cell>
          <table:table-cell table:style-name="ce30" office:value-type="float" office:value="46736417.0698" calcext:value-type="float">
            <text:p><text:s/>46,736,417 <text:s/></text:p>
          </table:table-cell>
          <table:table-cell table:style-name="ce34" office:value-type="float" office:value="47189485.4232" calcext:value-type="float">
            <text:p><text:s/>47,189,485 <text:s/>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3"/>
          <table:table-cell table:style-name="ce17"/>
          <table:table-cell table:style-name="ce23"/>
          <table:table-cell table:style-name="ce30" table:number-columns-repeated="5"/>
          <table:table-cell table:style-name="ce34"/>
          <table:table-cell table:number-columns-repeated="1014"/>
        </table:table-row>
        <table:table-row table:style-name="ro4">
          <table:table-cell table:style-name="ce5" office:value-type="string" calcext:value-type="string">
            <text:p>民國109年</text:p>
          </table:table-cell>
          <table:table-cell table:style-name="ce13" office:value-type="string" calcext:value-type="string">
            <text:p><text:s/>1月</text:p>
          </table:table-cell>
          <table:table-cell table:style-name="ce17"/>
          <table:table-cell table:style-name="ce23" office:value-type="float" office:value="19983268.981" calcext:value-type="float">
            <text:p><text:s/>19,983,269 <text:s/></text:p>
          </table:table-cell>
          <table:table-cell table:style-name="ce30" office:value-type="float" office:value="1551360.17985" calcext:value-type="float">
            <text:p><text:s/>1,551,360 <text:s/></text:p>
          </table:table-cell>
          <table:table-cell table:style-name="ce30" office:value-type="float" office:value="11687802.611" calcext:value-type="float">
            <text:p><text:s/>11,687,803 <text:s/></text:p>
          </table:table-cell>
          <table:table-cell table:style-name="ce30" office:value-type="float" office:value="124868.30315" calcext:value-type="float">
            <text:p><text:s/>124,868 <text:s/></text:p>
          </table:table-cell>
          <table:table-cell table:style-name="ce30" office:value-type="float" office:value="219354.333" calcext:value-type="float">
            <text:p><text:s/>219,354 <text:s/></text:p>
          </table:table-cell>
          <table:table-cell table:style-name="ce30" office:value-type="float" office:value="3236289.7328" calcext:value-type="float">
            <text:p><text:s/>3,236,290 <text:s/></text:p>
          </table:table-cell>
          <table:table-cell table:style-name="ce34" office:value-type="float" office:value="3163593.8212" calcext:value-type="float">
            <text:p><text:s/>3,163,594 <text:s/>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3" office:value-type="string" calcext:value-type="string">
            <text:p><text:s/>2月</text:p>
          </table:table-cell>
          <table:table-cell table:style-name="ce17"/>
          <table:table-cell table:style-name="ce23" office:value-type="float" office:value="20087599.275" calcext:value-type="float">
            <text:p><text:s/>20,087,599 <text:s/></text:p>
          </table:table-cell>
          <table:table-cell table:style-name="ce30" office:value-type="float" office:value="1493474.65999" calcext:value-type="float">
            <text:p><text:s/>1,493,475 <text:s/></text:p>
          </table:table-cell>
          <table:table-cell table:style-name="ce30" office:value-type="float" office:value="11542577.876" calcext:value-type="float">
            <text:p><text:s/>11,542,578 <text:s/></text:p>
          </table:table-cell>
          <table:table-cell table:style-name="ce30" office:value-type="float" office:value="112239.95301" calcext:value-type="float">
            <text:p><text:s/>112,240 <text:s/></text:p>
          </table:table-cell>
          <table:table-cell table:style-name="ce30" office:value-type="float" office:value="251186.371" calcext:value-type="float">
            <text:p><text:s/>251,186 <text:s/></text:p>
          </table:table-cell>
          <table:table-cell table:style-name="ce30" office:value-type="float" office:value="3195655.4214" calcext:value-type="float">
            <text:p><text:s/>3,195,655 <text:s/></text:p>
          </table:table-cell>
          <table:table-cell table:style-name="ce34" office:value-type="float" office:value="3492464.9936" calcext:value-type="float">
            <text:p><text:s/>3,492,465 <text:s/>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3" office:value-type="string" calcext:value-type="string">
            <text:p><text:s/>3月</text:p>
          </table:table-cell>
          <table:table-cell table:style-name="ce17"/>
          <table:table-cell table:style-name="ce23" office:value-type="float" office:value="21299955.1346" calcext:value-type="float">
            <text:p><text:s/>21,299,955 <text:s/></text:p>
          </table:table-cell>
          <table:table-cell table:style-name="ce30" office:value-type="float" office:value="1620981.03838" calcext:value-type="float">
            <text:p><text:s/>1,620,981 <text:s/></text:p>
          </table:table-cell>
          <table:table-cell table:style-name="ce30" office:value-type="float" office:value="12422387.795" calcext:value-type="float">
            <text:p><text:s/>12,422,388 <text:s/></text:p>
          </table:table-cell>
          <table:table-cell table:style-name="ce30" office:value-type="float" office:value="121143.61022" calcext:value-type="float">
            <text:p><text:s/>121,144 <text:s/></text:p>
          </table:table-cell>
          <table:table-cell table:style-name="ce30" office:value-type="float" office:value="228735.669" calcext:value-type="float">
            <text:p><text:s/>228,736 <text:s/></text:p>
          </table:table-cell>
          <table:table-cell table:style-name="ce30" office:value-type="float" office:value="3302054.6528" calcext:value-type="float">
            <text:p><text:s/>3,302,055 <text:s/></text:p>
          </table:table-cell>
          <table:table-cell table:style-name="ce34" office:value-type="float" office:value="3604652.3692" calcext:value-type="float">
            <text:p><text:s/>3,604,652 <text:s/>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3" office:value-type="string" calcext:value-type="string">
            <text:p><text:s/>4月</text:p>
          </table:table-cell>
          <table:table-cell table:style-name="ce17"/>
          <table:table-cell table:style-name="ce23" office:value-type="float" office:value="20359646.733" calcext:value-type="float">
            <text:p><text:s/>20,359,647 <text:s/></text:p>
          </table:table-cell>
          <table:table-cell table:style-name="ce30" office:value-type="float" office:value="1561732.40954" calcext:value-type="float">
            <text:p><text:s/>1,561,732 <text:s/></text:p>
          </table:table-cell>
          <table:table-cell table:style-name="ce30" office:value-type="float" office:value="11792851.817" calcext:value-type="float">
            <text:p><text:s/>11,792,852 <text:s/></text:p>
          </table:table-cell>
          <table:table-cell table:style-name="ce30" office:value-type="float" office:value="116853.51446" calcext:value-type="float">
            <text:p><text:s/>116,854 <text:s/></text:p>
          </table:table-cell>
          <table:table-cell table:style-name="ce30" office:value-type="float" office:value="250382.176" calcext:value-type="float">
            <text:p><text:s/>250,382 <text:s/></text:p>
          </table:table-cell>
          <table:table-cell table:style-name="ce30" office:value-type="float" office:value="3279055.5706" calcext:value-type="float">
            <text:p><text:s/>3,279,056 <text:s/></text:p>
          </table:table-cell>
          <table:table-cell table:style-name="ce34" office:value-type="float" office:value="3358771.2454" calcext:value-type="float">
            <text:p><text:s/>3,358,771 <text:s/>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3" office:value-type="string" calcext:value-type="string">
            <text:p><text:s/>5月</text:p>
          </table:table-cell>
          <table:table-cell table:style-name="ce17"/>
          <table:table-cell table:style-name="ce23" office:value-type="float" office:value="21917031.06484" calcext:value-type="float">
            <text:p><text:s/>21,917,031 <text:s/></text:p>
          </table:table-cell>
          <table:table-cell table:style-name="ce30" office:value-type="float" office:value="1623137.22469" calcext:value-type="float">
            <text:p><text:s/>1,623,137 <text:s/></text:p>
          </table:table-cell>
          <table:table-cell table:style-name="ce30" office:value-type="float" office:value="12531684.197" calcext:value-type="float">
            <text:p><text:s/>12,531,684 <text:s/></text:p>
          </table:table-cell>
          <table:table-cell table:style-name="ce30" office:value-type="float" office:value="116361.69131" calcext:value-type="float">
            <text:p><text:s/>116,362 <text:s/></text:p>
          </table:table-cell>
          <table:table-cell table:style-name="ce30" office:value-type="float" office:value="262934.26" calcext:value-type="float">
            <text:p><text:s/>262,934 <text:s/></text:p>
          </table:table-cell>
          <table:table-cell table:style-name="ce30" office:value-type="float" office:value="3772138.15504" calcext:value-type="float">
            <text:p><text:s/>3,772,138 <text:s/></text:p>
          </table:table-cell>
          <table:table-cell table:style-name="ce34" office:value-type="float" office:value="3610775.5368" calcext:value-type="float">
            <text:p><text:s/>3,610,776 <text:s/>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3" office:value-type="string" calcext:value-type="string">
            <text:p><text:s/>6月</text:p>
          </table:table-cell>
          <table:table-cell table:style-name="ce17"/>
          <table:table-cell table:style-name="ce23" office:value-type="float" office:value="22947323.101" calcext:value-type="float">
            <text:p><text:s/>22,947,323 <text:s/></text:p>
          </table:table-cell>
          <table:table-cell table:style-name="ce30" office:value-type="float" office:value="1618869.09659" calcext:value-type="float">
            <text:p><text:s/>1,618,869 <text:s/></text:p>
          </table:table-cell>
          <table:table-cell table:style-name="ce30" office:value-type="float" office:value="12575053.279" calcext:value-type="float">
            <text:p><text:s/>12,575,053 <text:s/></text:p>
          </table:table-cell>
          <table:table-cell table:style-name="ce30" office:value-type="float" office:value="123748.83641" calcext:value-type="float">
            <text:p><text:s/>123,749 <text:s/></text:p>
          </table:table-cell>
          <table:table-cell table:style-name="ce30" office:value-type="float" office:value="285068.189" calcext:value-type="float">
            <text:p><text:s/>285,068 <text:s/></text:p>
          </table:table-cell>
          <table:table-cell table:style-name="ce30" office:value-type="float" office:value="4093640.042" calcext:value-type="float">
            <text:p><text:s/>4,093,640 <text:s/></text:p>
          </table:table-cell>
          <table:table-cell table:style-name="ce34" office:value-type="float" office:value="4250943.658" calcext:value-type="float">
            <text:p><text:s/>4,250,944 <text:s/>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3" office:value-type="string" calcext:value-type="string">
            <text:p><text:s/>7月</text:p>
          </table:table-cell>
          <table:table-cell table:style-name="ce17"/>
          <table:table-cell table:style-name="ce23" office:value-type="float" office:value="25464656.02" calcext:value-type="float">
            <text:p><text:s/>25,464,656 <text:s/></text:p>
          </table:table-cell>
          <table:table-cell table:style-name="ce30" office:value-type="float" office:value="1757880.60158" calcext:value-type="float">
            <text:p><text:s/>1,757,881 <text:s/></text:p>
          </table:table-cell>
          <table:table-cell table:style-name="ce30" office:value-type="float" office:value="13292981.165" calcext:value-type="float">
            <text:p><text:s/>13,292,981 <text:s/></text:p>
          </table:table-cell>
          <table:table-cell table:style-name="ce30" office:value-type="float" office:value="130863.81742" calcext:value-type="float">
            <text:p><text:s/>130,864 <text:s/></text:p>
          </table:table-cell>
          <table:table-cell table:style-name="ce30" office:value-type="float" office:value="331830.83" calcext:value-type="float">
            <text:p><text:s/>331,831 <text:s/></text:p>
          </table:table-cell>
          <table:table-cell table:style-name="ce30" office:value-type="float" office:value="4686166.3472" calcext:value-type="float">
            <text:p><text:s/>4,686,166 <text:s/></text:p>
          </table:table-cell>
          <table:table-cell table:style-name="ce34" office:value-type="float" office:value="5264933.2588" calcext:value-type="float">
            <text:p><text:s/>5,264,933 <text:s/>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3" office:value-type="string" calcext:value-type="string">
            <text:p><text:s/>8月</text:p>
          </table:table-cell>
          <table:table-cell table:style-name="ce17"/>
          <table:table-cell table:style-name="ce23" office:value-type="float" office:value="25232690.9374" calcext:value-type="float">
            <text:p><text:s/>25,232,691 <text:s/></text:p>
          </table:table-cell>
          <table:table-cell table:style-name="ce30" office:value-type="float" office:value="1769315.65004" calcext:value-type="float">
            <text:p><text:s/>1,769,316 <text:s/></text:p>
          </table:table-cell>
          <table:table-cell table:style-name="ce30" office:value-type="float" office:value="13106618.09" calcext:value-type="float">
            <text:p><text:s/>13,106,618 <text:s/></text:p>
          </table:table-cell>
          <table:table-cell table:style-name="ce30" office:value-type="float" office:value="131946.83636" calcext:value-type="float">
            <text:p><text:s/>131,947 <text:s/></text:p>
          </table:table-cell>
          <table:table-cell table:style-name="ce30" office:value-type="float" office:value="302156.827" calcext:value-type="float">
            <text:p><text:s/>302,157 <text:s/></text:p>
          </table:table-cell>
          <table:table-cell table:style-name="ce30" office:value-type="float" office:value="4386550.4024" calcext:value-type="float">
            <text:p><text:s/>4,386,550 <text:s/></text:p>
          </table:table-cell>
          <table:table-cell table:style-name="ce34" office:value-type="float" office:value="5536103.1316" calcext:value-type="float">
            <text:p><text:s/>5,536,103 <text:s/>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3" office:value-type="string" calcext:value-type="string">
            <text:p><text:s/>9月</text:p>
          </table:table-cell>
          <table:table-cell table:style-name="ce17"/>
          <table:table-cell table:style-name="ce23" office:value-type="float" office:value="25362232.147" calcext:value-type="float">
            <text:p><text:s/>25,362,232 <text:s/></text:p>
          </table:table-cell>
          <table:table-cell table:style-name="ce30" office:value-type="float" office:value="1684907.38372" calcext:value-type="float">
            <text:p><text:s/>1,684,907 <text:s/></text:p>
          </table:table-cell>
          <table:table-cell table:style-name="ce30" office:value-type="float" office:value="12965329.888" calcext:value-type="float">
            <text:p><text:s/>12,965,330 <text:s/></text:p>
          </table:table-cell>
          <table:table-cell table:style-name="ce30" office:value-type="float" office:value="127744.06528" calcext:value-type="float">
            <text:p><text:s/>127,744 <text:s/></text:p>
          </table:table-cell>
          <table:table-cell table:style-name="ce30" office:value-type="float" office:value="324801.657" calcext:value-type="float">
            <text:p><text:s/>324,802 <text:s/></text:p>
          </table:table-cell>
          <table:table-cell table:style-name="ce30" office:value-type="float" office:value="4641249.4846" calcext:value-type="float">
            <text:p><text:s/>4,641,249 <text:s/></text:p>
          </table:table-cell>
          <table:table-cell table:style-name="ce34" office:value-type="float" office:value="5618199.6684" calcext:value-type="float">
            <text:p><text:s/>5,618,200 <text:s/>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3" office:value-type="string" calcext:value-type="string">
            <text:p>10月</text:p>
          </table:table-cell>
          <table:table-cell table:style-name="ce17"/>
          <table:table-cell table:style-name="ce23" office:value-type="float" office:value="24040323.363" calcext:value-type="float">
            <text:p><text:s/>24,040,323 <text:s/></text:p>
          </table:table-cell>
          <table:table-cell table:style-name="ce30" office:value-type="float" office:value="1583862.0506" calcext:value-type="float">
            <text:p><text:s/>1,583,862 <text:s/></text:p>
          </table:table-cell>
          <table:table-cell table:style-name="ce30" office:value-type="float" office:value="13004101.435" calcext:value-type="float">
            <text:p><text:s/>13,004,101 <text:s/></text:p>
          </table:table-cell>
          <table:table-cell table:style-name="ce30" office:value-type="float" office:value="127643.0104" calcext:value-type="float">
            <text:p><text:s/>127,643 <text:s/></text:p>
          </table:table-cell>
          <table:table-cell table:style-name="ce30" office:value-type="float" office:value="292986.368" calcext:value-type="float">
            <text:p><text:s/>292,986 <text:s/></text:p>
          </table:table-cell>
          <table:table-cell table:style-name="ce30" office:value-type="float" office:value="4065518.7252" calcext:value-type="float">
            <text:p><text:s/>4,065,519 <text:s/></text:p>
          </table:table-cell>
          <table:table-cell table:style-name="ce34" office:value-type="float" office:value="4966211.7738" calcext:value-type="float">
            <text:p><text:s/>4,966,212 <text:s/>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3" office:value-type="string" calcext:value-type="string">
            <text:p>11月</text:p>
          </table:table-cell>
          <table:table-cell table:style-name="ce17"/>
          <table:table-cell table:style-name="ce23" office:value-type="float" office:value="22642443.982" calcext:value-type="float">
            <text:p><text:s/>22,642,444 <text:s/></text:p>
          </table:table-cell>
          <table:table-cell table:style-name="ce30" office:value-type="float" office:value="1503350.25463" calcext:value-type="float">
            <text:p><text:s/>1,503,350 <text:s/></text:p>
          </table:table-cell>
          <table:table-cell table:style-name="ce30" office:value-type="float" office:value="12763571.235" calcext:value-type="float">
            <text:p><text:s/>12,763,571 <text:s/></text:p>
          </table:table-cell>
          <table:table-cell table:style-name="ce30" office:value-type="float" office:value="123947.33137" calcext:value-type="float">
            <text:p><text:s/>123,947 <text:s/></text:p>
          </table:table-cell>
          <table:table-cell table:style-name="ce30" office:value-type="float" office:value="272615.07" calcext:value-type="float">
            <text:p><text:s/>272,615 <text:s/></text:p>
          </table:table-cell>
          <table:table-cell table:style-name="ce30" office:value-type="float" office:value="3860851.4008" calcext:value-type="float">
            <text:p><text:s/>3,860,851 <text:s/></text:p>
          </table:table-cell>
          <table:table-cell table:style-name="ce34" office:value-type="float" office:value="4118108.6902" calcext:value-type="float">
            <text:p><text:s/>4,118,109 <text:s/>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3" office:value-type="string" calcext:value-type="string">
            <text:p>1 - 11月</text:p>
          </table:table-cell>
          <table:table-cell table:style-name="ce17"/>
          <table:table-cell table:style-name="ce23" office:value-type="float" office:value="249337170.73884" calcext:value-type="float">
            <text:p><text:s/>249,337,171 <text:s/></text:p>
          </table:table-cell>
          <table:table-cell table:style-name="ce30" office:value-type="float" office:value="17768870.54961" calcext:value-type="float">
            <text:p><text:s/>17,768,871 <text:s/></text:p>
          </table:table-cell>
          <table:table-cell table:style-name="ce30" office:value-type="float" office:value="137684959.388" calcext:value-type="float">
            <text:p><text:s/>137,684,959 <text:s/></text:p>
          </table:table-cell>
          <table:table-cell table:style-name="ce30" office:value-type="float" office:value="1357360.96939" calcext:value-type="float">
            <text:p><text:s/>1,357,361 <text:s/></text:p>
          </table:table-cell>
          <table:table-cell table:style-name="ce30" office:value-type="float" office:value="3022051.75" calcext:value-type="float">
            <text:p><text:s/>3,022,052 <text:s/></text:p>
          </table:table-cell>
          <table:table-cell table:style-name="ce30" office:value-type="float" office:value="42519169.93484" calcext:value-type="float">
            <text:p><text:s/>42,519,170 <text:s/></text:p>
          </table:table-cell>
          <table:table-cell table:style-name="ce34" office:value-type="float" office:value="46984758.147" calcext:value-type="float">
            <text:p><text:s/>46,984,758 <text:s/>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3" office:value-type="string" calcext:value-type="string">
            <text:p>12月</text:p>
          </table:table-cell>
          <table:table-cell table:style-name="ce17"/>
          <table:table-cell table:style-name="ce23" office:value-type="float" office:value="21909937.37" calcext:value-type="float">
            <text:p><text:s/>21,909,937 <text:s/></text:p>
          </table:table-cell>
          <table:table-cell table:style-name="ce30" office:value-type="float" office:value="1537147.95035" calcext:value-type="float">
            <text:p><text:s/>1,537,148 <text:s/></text:p>
          </table:table-cell>
          <table:table-cell table:style-name="ce30" office:value-type="float" office:value="13057293.581" calcext:value-type="float">
            <text:p><text:s/>13,057,294 <text:s/></text:p>
          </table:table-cell>
          <table:table-cell table:style-name="ce30" office:value-type="float" office:value="123657.08865" calcext:value-type="float">
            <text:p><text:s/>123,657 <text:s/></text:p>
          </table:table-cell>
          <table:table-cell table:style-name="ce30" office:value-type="float" office:value="251289.989" calcext:value-type="float">
            <text:p><text:s/>251,290 <text:s/></text:p>
          </table:table-cell>
          <table:table-cell table:style-name="ce30" office:value-type="float" office:value="3718235.6974" calcext:value-type="float">
            <text:p><text:s/>3,718,236 <text:s/></text:p>
          </table:table-cell>
          <table:table-cell table:style-name="ce34" office:value-type="float" office:value="3222313.0636" calcext:value-type="float">
            <text:p><text:s/>3,222,313 <text:s/>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3" office:value-type="string" calcext:value-type="string">
            <text:p>1 - 12月</text:p>
          </table:table-cell>
          <table:table-cell table:style-name="ce17"/>
          <table:table-cell table:style-name="ce23" office:value-type="float" office:value="271247108.10884" calcext:value-type="float">
            <text:p><text:s/>271,247,108 <text:s/></text:p>
          </table:table-cell>
          <table:table-cell table:style-name="ce30" office:value-type="float" office:value="19306018.49996" calcext:value-type="float">
            <text:p><text:s/>19,306,018 <text:s/></text:p>
          </table:table-cell>
          <table:table-cell table:style-name="ce30" office:value-type="float" office:value="150742252.969" calcext:value-type="float">
            <text:p><text:s/>150,742,253 <text:s/></text:p>
          </table:table-cell>
          <table:table-cell table:style-name="ce30" office:value-type="float" office:value="1481018.05804" calcext:value-type="float">
            <text:p><text:s/>1,481,018 <text:s/></text:p>
          </table:table-cell>
          <table:table-cell table:style-name="ce30" office:value-type="float" office:value="3273341.739" calcext:value-type="float">
            <text:p><text:s/>3,273,342 <text:s/></text:p>
          </table:table-cell>
          <table:table-cell table:style-name="ce30" office:value-type="float" office:value="46237405.63224" calcext:value-type="float">
            <text:p><text:s/>46,237,406 <text:s/></text:p>
          </table:table-cell>
          <table:table-cell table:style-name="ce34" office:value-type="float" office:value="50207071.2106" calcext:value-type="float">
            <text:p><text:s/>50,207,071 <text:s/>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3"/>
          <table:table-cell table:style-name="ce17"/>
          <table:table-cell table:style-name="ce23"/>
          <table:table-cell table:style-name="ce30" table:number-columns-repeated="5"/>
          <table:table-cell table:style-name="ce34"/>
          <table:table-cell table:number-columns-repeated="1014"/>
        </table:table-row>
        <table:table-row table:style-name="ro4">
          <table:table-cell table:style-name="ce5" office:value-type="string" calcext:value-type="string">
            <text:p>民國110年</text:p>
          </table:table-cell>
          <table:table-cell table:style-name="ce13" office:value-type="string" calcext:value-type="string">
            <text:p><text:s/>1月</text:p>
          </table:table-cell>
          <table:table-cell table:style-name="ce17"/>
          <table:table-cell table:style-name="ce23" office:value-type="float" office:value="21594041.35" calcext:value-type="float">
            <text:p><text:s/>21,594,041 <text:s/></text:p>
          </table:table-cell>
          <table:table-cell table:style-name="ce30" office:value-type="float" office:value="1476596.69564" calcext:value-type="float">
            <text:p><text:s/>1,476,597 <text:s/></text:p>
          </table:table-cell>
          <table:table-cell table:style-name="ce30" office:value-type="float" office:value="12802621.038" calcext:value-type="float">
            <text:p><text:s/>12,802,621 <text:s/></text:p>
          </table:table-cell>
          <table:table-cell table:style-name="ce30" office:value-type="float" office:value="123296.50936" calcext:value-type="float">
            <text:p><text:s/>123,297 <text:s/></text:p>
          </table:table-cell>
          <table:table-cell table:style-name="ce30" office:value-type="float" office:value="246000.198" calcext:value-type="float">
            <text:p><text:s/>246,000 <text:s/></text:p>
          </table:table-cell>
          <table:table-cell table:style-name="ce30" office:value-type="float" office:value="3406403.135" calcext:value-type="float">
            <text:p><text:s/>3,406,403 <text:s/></text:p>
          </table:table-cell>
          <table:table-cell table:style-name="ce34" office:value-type="float" office:value="3539123.774" calcext:value-type="float">
            <text:p><text:s/>3,539,124 <text:s/>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3" office:value-type="string" calcext:value-type="string">
            <text:p><text:s/>2月</text:p>
          </table:table-cell>
          <table:table-cell table:style-name="ce17"/>
          <table:table-cell table:style-name="ce23" office:value-type="float" office:value="19566674.48" calcext:value-type="float">
            <text:p><text:s/>19,566,674 <text:s/></text:p>
          </table:table-cell>
          <table:table-cell table:style-name="ce30" office:value-type="float" office:value="1343990.61408" calcext:value-type="float">
            <text:p><text:s/>1,343,991 <text:s/></text:p>
          </table:table-cell>
          <table:table-cell table:style-name="ce30" office:value-type="float" office:value="11251576.013" calcext:value-type="float">
            <text:p><text:s/>11,251,576 <text:s/></text:p>
          </table:table-cell>
          <table:table-cell table:style-name="ce30" office:value-type="float" office:value="115652.62792" calcext:value-type="float">
            <text:p><text:s/>115,653 <text:s/></text:p>
          </table:table-cell>
          <table:table-cell table:style-name="ce30" office:value-type="float" office:value="232737.589" calcext:value-type="float">
            <text:p><text:s/>232,738 <text:s/></text:p>
          </table:table-cell>
          <table:table-cell table:style-name="ce30" office:value-type="float" office:value="3009406.2114" calcext:value-type="float">
            <text:p><text:s/>3,009,406 <text:s/></text:p>
          </table:table-cell>
          <table:table-cell table:style-name="ce34" office:value-type="float" office:value="3613311.4246" calcext:value-type="float">
            <text:p><text:s/>3,613,311 <text:s/>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3" office:value-type="string" calcext:value-type="string">
            <text:p><text:s/>3月</text:p>
          </table:table-cell>
          <table:table-cell table:style-name="ce17"/>
          <table:table-cell table:style-name="ce23" office:value-type="float" office:value="22548446.899" calcext:value-type="float">
            <text:p><text:s/>22,548,447 <text:s/></text:p>
          </table:table-cell>
          <table:table-cell table:style-name="ce30" office:value-type="float" office:value="1506405.64568" calcext:value-type="float">
            <text:p><text:s/>1,506,406 <text:s/></text:p>
          </table:table-cell>
          <table:table-cell table:style-name="ce30" office:value-type="float" office:value="13320125.806" calcext:value-type="float">
            <text:p><text:s/>13,320,126 <text:s/></text:p>
          </table:table-cell>
          <table:table-cell table:style-name="ce30" office:value-type="float" office:value="127553.53132" calcext:value-type="float">
            <text:p><text:s/>127,554 <text:s/></text:p>
          </table:table-cell>
          <table:table-cell table:style-name="ce30" office:value-type="float" office:value="264046.806" calcext:value-type="float">
            <text:p><text:s/>264,047 <text:s/></text:p>
          </table:table-cell>
          <table:table-cell table:style-name="ce30" office:value-type="float" office:value="3551923.2346" calcext:value-type="float">
            <text:p><text:s/>3,551,923 <text:s/></text:p>
          </table:table-cell>
          <table:table-cell table:style-name="ce34" office:value-type="float" office:value="3778391.8754" calcext:value-type="float">
            <text:p><text:s/>3,778,392 <text:s/>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3" office:value-type="string" calcext:value-type="string">
            <text:p><text:s/>4月</text:p>
          </table:table-cell>
          <table:table-cell table:style-name="ce17"/>
          <table:table-cell table:style-name="ce23" office:value-type="float" office:value="21901598.46931" calcext:value-type="float">
            <text:p><text:s/>21,901,598 <text:s/></text:p>
          </table:table-cell>
          <table:table-cell table:style-name="ce30" office:value-type="float" office:value="1513536.09559" calcext:value-type="float">
            <text:p><text:s/>1,513,536 <text:s/></text:p>
          </table:table-cell>
          <table:table-cell table:style-name="ce30" office:value-type="float" office:value="12924333.221" calcext:value-type="float">
            <text:p><text:s/>12,924,333 <text:s/></text:p>
          </table:table-cell>
          <table:table-cell table:style-name="ce30" office:value-type="float" office:value="126500.00172" calcext:value-type="float">
            <text:p><text:s/>126,500 <text:s/></text:p>
          </table:table-cell>
          <table:table-cell table:style-name="ce30" office:value-type="float" office:value="254840.38" calcext:value-type="float">
            <text:p><text:s/>254,840 <text:s/></text:p>
          </table:table-cell>
          <table:table-cell table:style-name="ce30" office:value-type="float" office:value="3524870.0376" calcext:value-type="float">
            <text:p><text:s/>3,524,870 <text:s/></text:p>
          </table:table-cell>
          <table:table-cell table:style-name="ce34" office:value-type="float" office:value="3557518.7334" calcext:value-type="float">
            <text:p><text:s/>3,557,519 <text:s/>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3" office:value-type="string" calcext:value-type="string">
            <text:p><text:s/>5月</text:p>
          </table:table-cell>
          <table:table-cell table:style-name="ce17"/>
          <table:table-cell table:style-name="ce23" office:value-type="float" office:value="23706374.06724" calcext:value-type="float">
            <text:p><text:s/>23,706,374 <text:s/></text:p>
          </table:table-cell>
          <table:table-cell table:style-name="ce30" office:value-type="float" office:value="1745647.9118" calcext:value-type="float">
            <text:p><text:s/>1,745,648 <text:s/></text:p>
          </table:table-cell>
          <table:table-cell table:style-name="ce30" office:value-type="float" office:value="13933269.83" calcext:value-type="float">
            <text:p><text:s/>13,933,270 <text:s/></text:p>
          </table:table-cell>
          <table:table-cell table:style-name="ce30" office:value-type="float" office:value="122336.14944" calcext:value-type="float">
            <text:p><text:s/>122,336 <text:s/></text:p>
          </table:table-cell>
          <table:table-cell table:style-name="ce30" office:value-type="float" office:value="277965.688" calcext:value-type="float">
            <text:p><text:s/>277,966 <text:s/></text:p>
          </table:table-cell>
          <table:table-cell table:style-name="ce30" office:value-type="float" office:value="4001020.0478" calcext:value-type="float">
            <text:p><text:s/>4,001,020 <text:s/></text:p>
          </table:table-cell>
          <table:table-cell table:style-name="ce34" office:value-type="float" office:value="3626134.4402" calcext:value-type="float">
            <text:p><text:s/>3,626,134 <text:s/>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3" office:value-type="string" calcext:value-type="string">
            <text:p><text:s/>6月</text:p>
          </table:table-cell>
          <table:table-cell table:style-name="ce17"/>
          <table:table-cell table:style-name="ce23" office:value-type="float" office:value="23998054.13468" calcext:value-type="float">
            <text:p><text:s/>23,998,054 <text:s/></text:p>
          </table:table-cell>
          <table:table-cell table:style-name="ce30" office:value-type="float" office:value="1653547.02573" calcext:value-type="float">
            <text:p><text:s/>1,653,547 <text:s/></text:p>
          </table:table-cell>
          <table:table-cell table:style-name="ce30" office:value-type="float" office:value="13781502.686" calcext:value-type="float">
            <text:p><text:s/>13,781,503 <text:s/></text:p>
          </table:table-cell>
          <table:table-cell table:style-name="ce30" office:value-type="float" office:value="98147.26995" calcext:value-type="float">
            <text:p><text:s/>98,147 <text:s/></text:p>
          </table:table-cell>
          <table:table-cell table:style-name="ce30" office:value-type="float" office:value="294718.103" calcext:value-type="float">
            <text:p><text:s/>294,718 <text:s/></text:p>
          </table:table-cell>
          <table:table-cell table:style-name="ce30" office:value-type="float" office:value="3766807.671" calcext:value-type="float">
            <text:p><text:s/>3,766,808 <text:s/></text:p>
          </table:table-cell>
          <table:table-cell table:style-name="ce34" office:value-type="float" office:value="4403331.379" calcext:value-type="float">
            <text:p><text:s/>4,403,331 <text:s/>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3" office:value-type="string" calcext:value-type="string">
            <text:p><text:s/>7月</text:p>
          </table:table-cell>
          <table:table-cell table:style-name="ce17"/>
          <table:table-cell table:style-name="ce23" office:value-type="float" office:value="25706134.473" calcext:value-type="float">
            <text:p><text:s/>25,706,134 <text:s/></text:p>
          </table:table-cell>
          <table:table-cell table:style-name="ce30" office:value-type="float" office:value="1762502.24152" calcext:value-type="float">
            <text:p><text:s/>1,762,502 <text:s/></text:p>
          </table:table-cell>
          <table:table-cell table:style-name="ce30" office:value-type="float" office:value="14414926.524" calcext:value-type="float">
            <text:p><text:s/>14,414,927 <text:s/></text:p>
          </table:table-cell>
          <table:table-cell table:style-name="ce30" office:value-type="float" office:value="104518.38248" calcext:value-type="float">
            <text:p><text:s/>104,518 <text:s/></text:p>
          </table:table-cell>
          <table:table-cell table:style-name="ce30" office:value-type="float" office:value="288760.429" calcext:value-type="float">
            <text:p><text:s/>288,760 <text:s/></text:p>
          </table:table-cell>
          <table:table-cell table:style-name="ce30" office:value-type="float" office:value="3965908.3616" calcext:value-type="float">
            <text:p><text:s/>3,965,908 <text:s/></text:p>
          </table:table-cell>
          <table:table-cell table:style-name="ce34" office:value-type="float" office:value="5169518.5344" calcext:value-type="float">
            <text:p><text:s/>5,169,519 <text:s/>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3" office:value-type="string" calcext:value-type="string">
            <text:p><text:s/>8月</text:p>
          </table:table-cell>
          <table:table-cell table:style-name="ce17"/>
          <table:table-cell table:style-name="ce23" office:value-type="float" office:value="25726232.766" calcext:value-type="float">
            <text:p><text:s/>25,726,233 <text:s/></text:p>
          </table:table-cell>
          <table:table-cell table:style-name="ce30" office:value-type="float" office:value="1699313.521" calcext:value-type="float">
            <text:p><text:s/>1,699,314 <text:s/></text:p>
          </table:table-cell>
          <table:table-cell table:style-name="ce30" office:value-type="float" office:value="14260522.188" calcext:value-type="float">
            <text:p><text:s/>14,260,522 <text:s/></text:p>
          </table:table-cell>
          <table:table-cell table:style-name="ce30" office:value-type="float" office:value="121085.528" calcext:value-type="float">
            <text:p><text:s/>121,086 <text:s/></text:p>
          </table:table-cell>
          <table:table-cell table:style-name="ce30" office:value-type="float" office:value="294407.509" calcext:value-type="float">
            <text:p><text:s/>294,408 <text:s/></text:p>
          </table:table-cell>
          <table:table-cell table:style-name="ce30" office:value-type="float" office:value="4023264.9274" calcext:value-type="float">
            <text:p><text:s/>4,023,265 <text:s/></text:p>
          </table:table-cell>
          <table:table-cell table:style-name="ce34" office:value-type="float" office:value="5327639.0926" calcext:value-type="float">
            <text:p><text:s/>5,327,639 <text:s/>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3" office:value-type="string" calcext:value-type="string">
            <text:p><text:s/>9月</text:p>
          </table:table-cell>
          <table:table-cell table:style-name="ce17"/>
          <table:table-cell table:style-name="ce23" office:value-type="float" office:value="25780456.435" calcext:value-type="float">
            <text:p><text:s/>25,780,456 <text:s/></text:p>
          </table:table-cell>
          <table:table-cell table:style-name="ce30" office:value-type="float" office:value="1637650.78095" calcext:value-type="float">
            <text:p><text:s/>1,637,651 <text:s/></text:p>
          </table:table-cell>
          <table:table-cell table:style-name="ce30" office:value-type="float" office:value="13796492.631" calcext:value-type="float">
            <text:p><text:s/>13,796,493 <text:s/></text:p>
          </table:table-cell>
          <table:table-cell table:style-name="ce30" office:value-type="float" office:value="120742.06605" calcext:value-type="float">
            <text:p><text:s/>120,742 <text:s/></text:p>
          </table:table-cell>
          <table:table-cell table:style-name="ce30" office:value-type="float" office:value="303943.672" calcext:value-type="float">
            <text:p><text:s/>303,944 <text:s/></text:p>
          </table:table-cell>
          <table:table-cell table:style-name="ce30" office:value-type="float" office:value="4401725.1394" calcext:value-type="float">
            <text:p><text:s/>4,401,725 <text:s/></text:p>
          </table:table-cell>
          <table:table-cell table:style-name="ce34" office:value-type="float" office:value="5519902.1456" calcext:value-type="float">
            <text:p><text:s/>5,519,902 <text:s/>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3" office:value-type="string" calcext:value-type="string">
            <text:p>10月</text:p>
          </table:table-cell>
          <table:table-cell table:style-name="ce17"/>
          <table:table-cell table:style-name="ce23" office:value-type="float" office:value="25930094.606" calcext:value-type="float">
            <text:p><text:s/>25,930,095 <text:s/></text:p>
          </table:table-cell>
          <table:table-cell table:style-name="ce30" office:value-type="float" office:value="1633722.62345" calcext:value-type="float">
            <text:p><text:s/>1,633,723 <text:s/></text:p>
          </table:table-cell>
          <table:table-cell table:style-name="ce30" office:value-type="float" office:value="14071584.966" calcext:value-type="float">
            <text:p><text:s/>14,071,585 <text:s/></text:p>
          </table:table-cell>
          <table:table-cell table:style-name="ce30" office:value-type="float" office:value="121918.26655" calcext:value-type="float">
            <text:p><text:s/>121,918 <text:s/></text:p>
          </table:table-cell>
          <table:table-cell table:style-name="ce30" office:value-type="float" office:value="317119.157" calcext:value-type="float">
            <text:p><text:s/>317,119 <text:s/></text:p>
          </table:table-cell>
          <table:table-cell table:style-name="ce30" office:value-type="float" office:value="4351854.4136" calcext:value-type="float">
            <text:p><text:s/>4,351,854 <text:s/></text:p>
          </table:table-cell>
          <table:table-cell table:style-name="ce34" office:value-type="float" office:value="5433895.1794" calcext:value-type="float">
            <text:p><text:s/>5,433,895 <text:s/>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3" office:value-type="string" calcext:value-type="string">
            <text:p>11月</text:p>
          </table:table-cell>
          <table:table-cell table:style-name="ce17"/>
          <table:table-cell table:style-name="ce23" office:value-type="float" office:value="24142462.744" calcext:value-type="float">
            <text:p><text:s/>24,142,463 <text:s/></text:p>
          </table:table-cell>
          <table:table-cell table:style-name="ce30" office:value-type="float" office:value="1445327.62262" calcext:value-type="float">
            <text:p><text:s/>1,445,328 <text:s/></text:p>
          </table:table-cell>
          <table:table-cell table:style-name="ce30" office:value-type="float" office:value="13377148.612" calcext:value-type="float">
            <text:p><text:s/>13,377,149 <text:s/></text:p>
          </table:table-cell>
          <table:table-cell table:style-name="ce30" office:value-type="float" office:value="118814.69838" calcext:value-type="float">
            <text:p><text:s/>118,815 <text:s/></text:p>
          </table:table-cell>
          <table:table-cell table:style-name="ce30" office:value-type="float" office:value="275776.199" calcext:value-type="float">
            <text:p><text:s/>275,776 <text:s/></text:p>
          </table:table-cell>
          <table:table-cell table:style-name="ce30" office:value-type="float" office:value="3988858.0806" calcext:value-type="float">
            <text:p><text:s/>3,988,858 <text:s/></text:p>
          </table:table-cell>
          <table:table-cell table:style-name="ce34" office:value-type="float" office:value="4936537.5314" calcext:value-type="float">
            <text:p><text:s/>4,936,538 <text:s/></text:p>
          </table:table-cell>
          <table:table-cell table:number-columns-repeated="1014"/>
        </table:table-row>
        <table:table-row table:style-name="ro4">
          <table:table-cell table:style-name="ce6"/>
          <table:table-cell table:style-name="ce14" office:value-type="string" calcext:value-type="string">
            <text:p>1 - 11月</text:p>
          </table:table-cell>
          <table:table-cell table:style-name="ce18"/>
          <table:table-cell table:style-name="ce24" office:value-type="float" office:value="260600570.42423" calcext:value-type="float">
            <text:p><text:s/>260,600,570 <text:s/></text:p>
          </table:table-cell>
          <table:table-cell table:style-name="ce31" office:value-type="float" office:value="17418240.77806" calcext:value-type="float">
            <text:p><text:s/>17,418,241 <text:s/></text:p>
          </table:table-cell>
          <table:table-cell table:style-name="ce31" office:value-type="float" office:value="147934103.515" calcext:value-type="float">
            <text:p><text:s/>147,934,104 <text:s/></text:p>
          </table:table-cell>
          <table:table-cell table:style-name="ce31" office:value-type="float" office:value="1300565.03117" calcext:value-type="float">
            <text:p><text:s/>1,300,565 <text:s/></text:p>
          </table:table-cell>
          <table:table-cell table:style-name="ce31" office:value-type="float" office:value="3050315.73" calcext:value-type="float">
            <text:p><text:s/>3,050,316 <text:s/></text:p>
          </table:table-cell>
          <table:table-cell table:style-name="ce31" office:value-type="float" office:value="41992041.26" calcext:value-type="float">
            <text:p><text:s/>41,992,041 <text:s/></text:p>
          </table:table-cell>
          <table:table-cell table:style-name="ce35" office:value-type="float" office:value="48905304.11" calcext:value-type="float">
            <text:p><text:s/>48,905,304 <text:s/></text:p>
          </table:table-cell>
          <table:table-cell table:number-columns-repeated="1014"/>
        </table:table-row>
        <table:table-row table:style-name="ro4">
          <table:table-cell table:style-name="ce7" office:value-type="string" calcext:value-type="string" table:number-columns-spanned="10" table:number-rows-spanned="1">
            <text:p>註：電力消費面行業別統計數值，自107年起已依行政院主計總處「中華民國行業標準分類（第10次修訂）校正，故各業別統計範疇於校正前後存在差異。</text:p>
          </table:table-cell>
          <table:covered-table-cell table:number-columns-repeated="9" table:style-name="ce15"/>
          <table:table-cell table:number-columns-repeated="1014"/>
        </table:table-row>
        <table:table-row table:style-name="ro5" table:number-rows-repeated="6">
          <table:table-cell table:number-columns-repeated="3"/>
          <table:table-cell table:style-name="ce25" table:number-columns-repeated="7"/>
          <table:table-cell table:number-columns-repeated="1014"/>
        </table:table-row>
        <table:table-row table:style-name="ro6" table:number-rows-repeated="26">
          <table:table-cell table:number-columns-repeated="3"/>
          <table:table-cell table:style-name="ce25" table:number-columns-repeated="7"/>
          <table:table-cell table:number-columns-repeated="1014"/>
        </table:table-row>
        <table:table-row table:style-name="ro7" table:number-rows-repeated="1165">
          <table:table-cell table:number-columns-repeated="3"/>
          <table:table-cell table:style-name="ce26" table:number-columns-repeated="7"/>
          <table:table-cell table:number-columns-repeated="1014"/>
        </table:table-row>
        <table:table-row table:style-name="ro7" table:number-rows-repeated="104732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RowStartCell" table:base-cell-address="$Page1.$A$1" table:cell-range-address="$Page1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69"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70">
      <style:text-properties fo:color="#ff0000"/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1"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2">
      <style:text-properties fo:color="#ff0000"/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loext:text> HK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HK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HK$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HK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HK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HK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7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7">
      <number:text> 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78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78">
      <number:text>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79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79">
      <number:text>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80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80">
      <number:text>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81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81">
      <number:text>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2">
      <number:text> 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83">
      <number:text>- 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4">
      <number:text>-  </number:text>
      <style:map style:condition="value()&gt;0" style:apply-style-name="N184P0"/>
      <style:map style:condition="value()&lt;0" style:apply-style-name="N18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電力消費</dc:title>
    <dc:subject>電力消費</dc:subject>
    <meta:keyword>能源統計月報</meta:keyword>
    <dc:description>電力消費</dc:description>
    <meta:initial-creator>國際合作與能源統計科</meta:initial-creator>
    <meta:creation-date>2012-04-20T16:36:36</meta:creation-date>
    <dc:creator>方文秀</dc:creator>
    <dc:date>2021-12-29T20:29:57</dc:date>
    <meta:print-date>2021-12-29T20:29:54</meta:print-date>
    <meta:document-statistic meta:table-count="1" meta:cell-count="365" meta:object-count="0"/>
    <meta:generator>LibreOffice/5.4.1.2$Windows_x86 LibreOffice_project/ea7cb86e6eeb2bf3a5af73a8f7777ac570321527</meta:generator>
    <meta:user-defined meta:name="EDOID" meta:value-type="float">197732</meta:user-defined>
  </office:meta>
</office:document-meta>
</file>